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ich sentence is in the past perfect tense?</text:p>
      <text:list text:style-name="L1">
        <text:list-item>
          <text:p text:style-name="P2"><text:span text:style-name="T1">a) She had already left when I arrived.</text:span> (Correcta)</text:p>
        </text:list-item>
        <text:list-item>
          <text:p text:style-name="P2">b) She is leaving when I arrive.</text:p>
        </text:list-item>
        <text:list-item>
          <text:p text:style-name="P2">c) She left when I arrived.</text:p>
        </text:list-item>
        <text:list-item>
          <text:p text:style-name="P2">d) She was leaving when I arrived.</text:p>
        </text:list-item>
      </text:list>
      <text:p text:style-name="P1">2. Which sentence correctly uses a gerund?</text:p>
      <text:list text:style-name="L2">
        <text:list-item>
          <text:p text:style-name="P3"><text:span text:style-name="T1">a) I enjoy swimming.</text:span> (Correcta)</text:p>
        </text:list-item>
        <text:list-item>
          <text:p text:style-name="P3">b) I enjoy to swimming.</text:p>
        </text:list-item>
        <text:list-item>
          <text:p text:style-name="P3">c) I enjoy swim.</text:p>
        </text:list-item>
        <text:list-item>
          <text:p text:style-name="P3">d) I enjoy to swim.</text:p>
        </text:list-item>
      </text:list>
      <text:p text:style-name="P1">3. Which of the following sentences is in Future Simple?</text:p>
      <text:list text:style-name="L3">
        <text:list-item>
          <text:p text:style-name="P4"><text:span text:style-name="T1">a) She will finish the project tomorrow.</text:span> (Correcta)</text:p>
        </text:list-item>
        <text:list-item>
          <text:p text:style-name="P4">b) She finishes the project tomorrow.</text:p>
        </text:list-item>
        <text:list-item>
          <text:p text:style-name="P4">c) She is finishing the project tomorrow.</text:p>
        </text:list-item>
        <text:list-item>
          <text:p text:style-name="P4">d) She has finished the project tomorrow.</text:p>
        </text:list-item>
      </text:list>
      <text:p text:style-name="P1">4. Which sentence follows the zero conditional structure?</text:p>
      <text:list text:style-name="L4">
        <text:list-item>
          <text:p text:style-name="P5"><text:span text:style-name="T1">a) If you heat ice, it melts.</text:span> (Correcta)</text:p>
        </text:list-item>
        <text:list-item>
          <text:p text:style-name="P5">b) If you heat ice, it will melt.</text:p>
        </text:list-item>
        <text:list-item>
          <text:p text:style-name="P5">c) If you heat ice, it would melt.</text:p>
        </text:list-item>
        <text:list-item>
          <text:p text:style-name="P5">d) If you heated ice, it would melt.</text:p>
        </text:list-item>
      </text:list>
      <text:p text:style-name="P1">5. Which sentence is in the second conditional?</text:p>
      <text:list text:style-name="L5">
        <text:list-item>
          <text:p text:style-name="P6"><text:span text:style-name="T1">a) If I were rich, I would travel the world.</text:span> (Correcta)</text:p>
        </text:list-item>
        <text:list-item>
          <text:p text:style-name="P6">b) If I was rich, I travel the world.</text:p>
        </text:list-item>
        <text:list-item>
          <text:p text:style-name="P6">c) If I were rich, I travel the world.</text:p>
        </text:list-item>
        <text:list-item>
          <text:p text:style-name="P6">d) If I will be rich, I would travel the world.</text:p>
        </text:list-item>
      </text:list>
      <text:p text:style-name="P1">6. Which sentence is in the future continuous?</text:p>
      <text:list text:style-name="L6">
        <text:list-item>
          <text:p text:style-name="P7">a) Next year, we will finish college.</text:p>
        </text:list-item>
        <text:list-item>
          <text:p text:style-name="P7"><text:span text:style-name="T1">b) Next year, we will be finishing college.</text:span> (Correcta)</text:p>
        </text:list-item>
        <text:list-item>
          <text:p text:style-name="P7">c) Next year, we will finishing college.</text:p>
        </text:list-item>
        <text:list-item>
          <text:p text:style-name="P7">d) Next year, we will have finished college.</text:p>
        </text:list-item>
      </text:list>
      <text:p text:style-name="P1">7. Which sentence is in the past perfect tense?</text:p>
      <text:list text:style-name="L7">
        <text:list-item>
          <text:p text:style-name="P8"><text:span text:style-name="T1">a) She had already finished her homework when I called her.</text:span> (Correcta)</text:p>
        </text:list-item>
        <text:list-item>
          <text:p text:style-name="P8"><text:soft-page-break/>b) We are watching TV right now.</text:p>
        </text:list-item>
        <text:list-item>
          <text:p text:style-name="P8">c) They are going to the movie theater tonight.</text:p>
        </text:list-item>
        <text:list-item>
          <text:p text:style-name="P8">d) He will be cooking dinner at 7 PM.</text:p>
        </text:list-item>
      </text:list>
      <text:p text:style-name="P1">8. Which sentence is in the past continuous tense?</text:p>
      <text:list text:style-name="L8">
        <text:list-item>
          <text:p text:style-name="P9">a) She will dance at the party tonight.</text:p>
        </text:list-item>
        <text:list-item>
          <text:p text:style-name="P9"><text:span text:style-name="T1">b) We were talking on the phone when the power went out.</text:span> (Correcta)</text:p>
        </text:list-item>
        <text:list-item>
          <text:p text:style-name="P9">c) They had been waiting for the bus for over an hour.</text:p>
        </text:list-item>
        <text:list-item>
          <text:p text:style-name="P9">d) He writes poems in his free time.</text:p>
        </text:list-item>
      </text:list>
      <text:p text:style-name="P1">9. Which sentence correctly uses the present continuous?</text:p>
      <text:list text:style-name="L9">
        <text:list-item>
          <text:p text:style-name="P10">a) She studying English now.</text:p>
        </text:list-item>
        <text:list-item>
          <text:p text:style-name="P10">b) She studied English now.</text:p>
        </text:list-item>
        <text:list-item>
          <text:p text:style-name="P10"><text:span text:style-name="T1">c) She is studying English now.</text:span> (Correcta)</text:p>
        </text:list-item>
        <text:list-item>
          <text:p text:style-name="P10">d) She studies English now.</text:p>
        </text:list-item>
      </text:list>
      <text:p text:style-name="P1">10. Which sentence uses Future Continuous correctly?</text:p>
      <text:list text:style-name="L10">
        <text:list-item>
          <text:p text:style-name="P11">a) I studied at this time tomorrow.</text:p>
        </text:list-item>
        <text:list-item>
          <text:p text:style-name="P11"><text:span text:style-name="T1">b) I will be studying at this time tomorrow.</text:span> (Correcta)</text:p>
        </text:list-item>
        <text:list-item>
          <text:p text:style-name="P11">c) I have been studying at this time tomorrow.</text:p>
        </text:list-item>
        <text:list-item>
          <text:p text:style-name="P11">d) I am studying at this time tomorrow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09:28:07.597122800</meta:creation-date>
    <dc:date>2026-02-06T09:29:19.341483100</dc:date>
    <meta:editing-duration>PT1M12S</meta:editing-duration>
    <meta:editing-cycles>1</meta:editing-cycles>
    <meta:document-statistic meta:table-count="0" meta:image-count="0" meta:object-count="0" meta:page-count="2" meta:paragraph-count="50" meta:word-count="436" meta:character-count="2118" meta:non-whitespace-character-count="1772"/>
    <meta:generator>LibreOffice/25.8.4.2$Windows_X86_64 LibreOffice_project/290daaa01b999472f0c7a3890eb6a550fd74c6df</meta:generator>
  </office:meta>
</office:document-meta>
</file>